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39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53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61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71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03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17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24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28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41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4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5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8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40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55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63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6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67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68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73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9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0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10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1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1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2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2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28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3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32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3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38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42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4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4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53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6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6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62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64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6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7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73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74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76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77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79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80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84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93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2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26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32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3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4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4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50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5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5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63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73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7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7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7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80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81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82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8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8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8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90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9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12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13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14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15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16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24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25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26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30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3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37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41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42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4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4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5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5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53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5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60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68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69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71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72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8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82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83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9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9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9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9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02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06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0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14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1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1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2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2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2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2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24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2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/00/0000</text:date>, <text:time style:data-style-name="N2" text:time-value="17:21:13.13569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12-31T23:12:46.045504548</dc:date>
    <meta:editing-duration>P100DT4H26M25S</meta:editing-duration>
    <meta:editing-cycles>1824</meta:editing-cycles>
    <meta:generator>LibreOffice/6.4.7.2$Linux_X86_64 LibreOffice_project/40$Build-2</meta:generator>
    <dc:creator>James Petts</dc:creator>
    <meta:document-statistic meta:table-count="3" meta:cell-count="5777" meta:object-count="0"/>
  </office:meta>
</office:document-meta>
</file>